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U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527.62631578947" calcext:value-type="float">
            <text:p>7527.62631578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8.77894736842" calcext:value-type="float">
            <text:p>4798.7789473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59.82105263158" calcext:value-type="float">
            <text:p>9959.82105263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65.2631578947" calcext:value-type="float">
            <text:p>19865.26315789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57.447368421" calcext:value-type="float">
            <text:p>39057.447368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1:23:05.432387253</meta:creation-date>
    <dc:date>2022-12-19T11:32:48.103095120</dc:date>
    <meta:editing-duration>PT9M44S</meta:editing-duration>
    <meta:editing-cycles>2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ResNet50 on Graphcore</text:p>
        </chart:title>
        <chart:subtitle svg:x="6.25cm" svg:y="1.275cm" chart:style-name="ch3">
          <text:p>Images per Second</text:p>
        </chart:subtitle>
        <chart:plot-area chart:style-name="ch4" table:cell-range-address="Sheet1.A1:Sheet1.B6" chart:data-source-has-labels="row" svg:x="1.331cm" svg:y="2.138cm" svg:width="14.349cm" svg:height="5.701cm">
          <chartooo:coordinate-region svg:x="2.508cm" svg:y="2.337cm" svg:width="12.986cm" svg:height="4.855cm"/>
          <chart:axis chart:dimension="x" chart:name="primary-x" chart:style-name="ch5">
            <chart:title svg:x="8.104cm" svg:y="8.019cm" chart:style-name="ch6">
              <text:p>IPUs</text:p>
            </chart:title>
            <chart:grid chart:style-name="ch7" chart:class="major"/>
          </chart:axis>
          <chart:axis chart:dimension="y" chart:name="primary-y" chart:style-name="ch5">
            <chart:title svg:x="0.451cm" svg:y="5.879cm" chart:style-name="ch8">
              <text:p>Throughput</text:p>
            </chart:title>
            <chart:grid chart:style-name="ch7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7527.62631578947">
                <text:p>7527.6263157894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98.77894736842">
                <text:p>4798.77894736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59.82105263158">
                <text:p>9959.8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9865.2631578947">
                <text:p>19865.2631578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9057.447368421">
                <text:p>39057.44736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